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377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377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377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377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377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377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377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377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377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377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377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377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377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377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377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377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377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Alfonso Boutto Flor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1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966297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Freddy Ernesto Boutto Medin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90272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3.99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3"/>
    <meta:template xlink:type="simple" xlink:actuate="onRequest" xlink:title="Normal" xlink:href=""/>
  </office:meta>
</office:document-meta>
</file>